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02cm" svg:stroke-color="#2323dc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1cm" svg:stroke-color="#2323dc" draw:marker-start-width="0.276cm" draw:marker-end-width="0.276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width="0.051cm" svg:stroke-color="#808080" draw:marker-start-width="0.276cm" draw:marker-end-width="0.276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02cm" svg:stroke-color="#99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2_20_Dots_20_3_20_Dashes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co1" style:family="table-column">
      <style:table-column-properties style:column-width="1.731cm" style:use-optimal-column-width="false"/>
    </style:style>
    <style:style style:name="co2" style:family="table-column">
      <style:table-column-properties style:column-width="3.176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draw:fill="solid" draw:fill-color="#e6e6e6" style:repeat="repea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244cm" svg:height="1.269cm" draw:transform="rotate (3.1415926535892) translate (4.11500000000075cm 15.5859999999987cm)" svg:viewBox="0 0 2245 1270" draw:points="0,-29902 1270,-29902 2245,-30537 2245,-31172">
          <text:p/>
        </draw:polyline>
        <draw:line draw:style-name="gr2" draw:text-style-name="P1" draw:layer="layout" svg:x1="2.34cm" svg:y1="15.151cm" svg:x2="2.34cm" svg:y2="15.886cm">
          <text:p/>
        </draw:line>
        <draw:frame draw:style-name="gr3" draw:text-style-name="P2" draw:layer="layout" svg:width="2.86cm" svg:height="0.962cm" svg:x="1.319cm" svg:y="13.271cm">
          <draw:text-box>
            <text:p><text:span text:style-name="T1">Reach 3</text:span></text:p>
          </draw:text-box>
        </draw:frame>
        <draw:frame draw:style-name="gr3" draw:text-style-name="P2" draw:layer="layout" svg:width="2.86cm" svg:height="0.962cm" svg:x="10.019cm" svg:y="1.97cm">
          <draw:text-box>
            <text:p><text:span text:style-name="T1">Reach 1</text:span></text:p>
          </draw:text-box>
        </draw:frame>
        <draw:polyline draw:style-name="gr1" draw:text-style-name="P1" draw:layer="layout" svg:width="3.142cm" svg:height="0.448cm" draw:transform="rotate (-2.35619449019309) translate (9.9474999999979cm 2.68749999999689cm)" svg:viewBox="0 0 3143 449" draw:points="0,-17420 898,-17420 2245,-17869 3143,-17869">
          <text:p/>
        </draw:polyline>
        <draw:polyline draw:style-name="gr1" draw:text-style-name="P1" draw:layer="layout" svg:width="2.178cm" svg:height="1.215cm" draw:transform="rotate (-2.35619449019309) translate (13.3cm 5.445cm)" svg:viewBox="0 0 2179 1216" draw:points="0,-26509 898,-26509 1281,-26192 2179,-25294">
          <text:p/>
        </draw:polyline>
        <draw:polyline draw:style-name="gr1" draw:text-style-name="P1" draw:layer="layout" svg:width="2.244cm" svg:height="1.269cm" draw:transform="rotate (3.1415926535892) translate (4.11500000000075cm 7.98499999999867cm)" svg:viewBox="0 0 2245 1270" draw:points="0,-14700 1270,-14700 2245,-15335 2245,-15970">
          <text:p/>
        </draw:polyline>
        <draw:polygon draw:style-name="gr4" draw:text-style-name="P1" draw:layer="layout" svg:width="6.984cm" svg:height="3.174cm" svg:x="4.015cm" svg:y="4.81cm" svg:viewBox="0 0 6985 3175" draw:points="635,1270 1270,635 2540,0 3810,0 4445,635 5715,1270 6985,1270 6985,1905 6350,2540 4445,2540 3175,3175 1905,2540 635,2540 0,1905">
          <text:p/>
        </draw:polygon>
        <draw:line draw:style-name="gr2" draw:text-style-name="P1" draw:layer="layout" svg:x1="2.34cm" svg:y1="7.55cm" svg:x2="2.34cm" svg:y2="8.285cm">
          <text:p/>
        </draw:line>
        <draw:line draw:style-name="gr2" draw:text-style-name="P1" draw:layer="layout" svg:x1="9.795cm" svg:y1="2.77cm" svg:x2="9.275cm" svg:y2="3.29cm">
          <text:p/>
        </draw:line>
        <draw:line draw:style-name="gr2" draw:text-style-name="P1" draw:layer="layout" svg:x1="12.795cm" svg:y1="5.216cm" svg:x2="12.275cm" svg:y2="5.736cm">
          <text:p/>
        </draw:line>
        <draw:frame draw:style-name="gr3" draw:text-style-name="P2" draw:layer="layout" svg:width="2.86cm" svg:height="0.962cm" svg:x="1.319cm" svg:y="5.67cm">
          <draw:text-box>
            <text:p><text:span text:style-name="T1">Reach 3</text:span></text:p>
          </draw:text-box>
        </draw:frame>
        <draw:frame draw:style-name="gr3" draw:text-style-name="P2" draw:layer="layout" svg:width="4.443cm" svg:height="0.962cm" svg:x="4.819cm" svg:y="5.97cm">
          <draw:text-box>
            <text:p><text:span text:style-name="T1">Reservoir 100</text:span></text:p>
          </draw:text-box>
        </draw:frame>
        <draw:frame draw:style-name="gr3" draw:text-style-name="P2" draw:layer="layout" svg:width="2.86cm" svg:height="0.962cm" svg:x="10.019cm" svg:y="9.571cm">
          <draw:text-box>
            <text:p><text:span text:style-name="T1">Reach 1</text:span></text:p>
          </draw:text-box>
        </draw:frame>
        <draw:polyline draw:style-name="gr1" draw:text-style-name="P1" draw:layer="layout" svg:width="3.142cm" svg:height="0.448cm" draw:transform="rotate (-2.35619449019309) translate (9.9474999999979cm 10.2884999999969cm)" svg:viewBox="0 0 3143 449" draw:points="0,-28169 898,-28169 2245,-28618 3143,-28618">
          <text:p/>
        </draw:polyline>
        <draw:line draw:style-name="gr2" draw:text-style-name="P1" draw:layer="layout" svg:x1="9.795cm" svg:y1="10.371cm" svg:x2="9.275cm" svg:y2="10.891cm">
          <text:p/>
        </draw:line>
        <draw:frame draw:style-name="gr3" draw:text-style-name="P2" draw:layer="layout" svg:width="4.443cm" svg:height="0.962cm" svg:x="4.919cm" svg:y="15.771cm">
          <draw:text-box>
            <text:p><text:span text:style-name="T1">Reservoir 100</text:span></text:p>
          </draw:text-box>
        </draw:frame>
        <draw:frame draw:style-name="gr3" draw:text-style-name="P2" draw:layer="layout" svg:width="2.894cm" svg:height="0.962cm" draw:transform="rotate (-0.418879020479747) translate (9.035cm 11.328cm)">
          <draw:text-box>
            <text:p><text:span text:style-name="T1">Link 101</text:span></text:p>
          </draw:text-box>
        </draw:frame>
        <draw:line draw:style-name="gr2" draw:text-style-name="P1" draw:layer="layout" svg:x1="9.698cm" svg:y1="12.735cm" svg:x2="10.369cm" svg:y2="13.034cm">
          <text:p/>
        </draw:line>
        <draw:line draw:style-name="gr2" draw:text-style-name="P1" draw:layer="layout" svg:x1="6.622cm" svg:y1="15.628cm" svg:x2="5.887cm" svg:y2="15.628cm">
          <text:p/>
        </draw:line>
        <draw:line draw:style-name="gr5" draw:text-style-name="P1" draw:layer="layout" svg:x1="1.435cm" svg:y1="8.755cm" svg:x2="20.39cm" svg:y2="8.755cm">
          <text:p/>
        </draw:line>
        <draw:frame draw:style-name="standard" draw:layer="layout" svg:width="4.906cm" svg:height="5.831cm" svg:x="14.943cm" svg:y="9.991cm">
          <table:table table:template-name="b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>id</text:p>
              </table:table-cell>
              <table:table-cell>
                <text:p>class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101</text:p>
              </table:table-cell>
              <table:table-cell>
                <text:p>link</text:p>
              </table:table-cell>
            </table:table-row>
            <table:table-row table:style-name="ro1" table:default-cell-style-name="ce2">
              <table:table-cell>
                <text:p>100</text:p>
              </table:table-cell>
              <table:table-cell>
                <text:p>reservoir</text:p>
              </table:table-cell>
            </table:table-row>
          </table:table>
          <draw:image xlink:href="Pictures/TablePreview1.svm" xlink:type="simple" xlink:show="embed" xlink:actuate="onLoad"/>
        </draw:frame>
        <draw:polyline draw:style-name="gr1" draw:text-style-name="P1" draw:layer="layout" svg:width="2.178cm" svg:height="1.215cm" draw:transform="rotate (-2.35619449019309) translate (13.3cm 13.045cm)" svg:viewBox="0 0 2179 1216" draw:points="0,-37257 898,-37257 1281,-36940 2179,-36042">
          <text:p/>
        </draw:polyline>
        <draw:line draw:style-name="gr2" draw:text-style-name="P1" draw:layer="layout" svg:x1="12.795cm" svg:y1="12.816cm" svg:x2="12.275cm" svg:y2="13.336cm">
          <text:p/>
        </draw:line>
        <draw:frame draw:style-name="gr3" draw:text-style-name="P2" draw:layer="layout" svg:width="2.86cm" svg:height="0.962cm" svg:x="11.019cm" svg:y="13.716cm">
          <draw:text-box>
            <text:p><text:span text:style-name="T1">Reach 2</text:span></text:p>
          </draw:text-box>
        </draw:frame>
        <draw:polygon draw:style-name="gr6" draw:text-style-name="P1" draw:layer="layout" svg:width="6.984cm" svg:height="3.174cm" svg:x="4.016cm" svg:y="12.411cm" svg:viewBox="0 0 6985 3175" draw:points="635,1270 1270,635 2540,0 3810,0 4445,635 5715,1270 6985,1270 6985,1905 6350,2540 4445,2540 3175,3175 1905,2540 635,2540 0,1905">
          <text:p/>
        </draw:polygon>
        <draw:polyline draw:style-name="gr7" draw:text-style-name="P1" draw:layer="layout" svg:width="5.643cm" svg:height="4.143cm" draw:transform="skewX (-4.53022056243425E-017) rotate (-0.563392282544849) translate (6.22803408614086cm 10.7666192910337cm)" svg:viewBox="0 0 5644 4144" draw:points="0,15697 912,15697 441,14607 1492,15331 913,13536 2591,15031 1373,12790 3489,14603 2324,12507 3967,13886 3353,12412 4605,13423 4326,12292 5301,12925 4993,12029 5644,12529 5644,11553">
          <text:p/>
        </draw:polyline>
        <draw:frame draw:style-name="gr3" draw:text-style-name="P2" draw:layer="layout" svg:width="2.86cm" svg:height="0.962cm" svg:x="11.019cm" svg:y="6.116cm">
          <draw:text-box>
            <text:p><text:span text:style-name="T1">Reach 2</text:span></text:p>
          </draw:text-box>
        </draw:frame>
        <draw:line draw:style-name="gr8" draw:text-style-name="P1" draw:layer="layout" svg:x1="7.825cm" svg:y1="12.365cm" svg:x2="11cm" svg:y2="13.781cm">
          <text:p/>
        </draw:line>
        <draw:frame draw:style-name="standard" draw:layer="layout" svg:width="4.906cm" svg:height="4.859cm" svg:x="14.943cm" svg:y="2.692cm">
          <table:table table:template-name="b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>id</text:p>
              </table:table-cell>
              <table:table-cell>
                <text:p>class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reach</text:p>
              </table:table-cell>
            </table:table-row>
            <table:table-row table:style-name="ro1" table:default-cell-style-name="ce2">
              <table:table-cell>
                <text:p>100</text:p>
              </table:table-cell>
              <table:table-cell>
                <text:p>reservoir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9" draw:text-style-name="P1" draw:layer="layout" svg:width="5.08cm" svg:height="4.931cm" svg:x="14.845cm" svg:y="2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5.902cm" svg:x="14.845cm" svg:y="9.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7T13:05:37</dc:date>
    <dc:creator>David Kneis</dc:creator>
    <meta:editing-duration>PT01H37M15S</meta:editing-duration>
    <meta:editing-cycles>7</meta:editing-cycles>
    <meta:document-statistic meta:object-count="32"/>
  </office:meta>
</office:document-meta>
</file>